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Goudy Stout'" style:font-family-asian="'Goudy Stout'" style:font-family-complex="'Goudy Stout'" fo:background-color="transparent" style:use-window-font-color="true"/>
    </style:style>
    <style:style style:name="T2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1.00pt" fo:font-weight="normal" fo:font-family="'Goudy Stout'" style:font-family-asian="'Goudy Stout'" style:font-family-complex="'Goudy Stout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0.00pt" fo:text-indent="28.40pt" fo:margin-bottom="10.00pt"/>
    </style:style>
    <style:style style:name="P2" style:family="paragraph">
      <style:paragraph-properties fo:line-height="115.00%" fo:text-align="justify" fo:margin-left="0.00pt" fo:text-indent="28.40p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 Relátorio CoppeliaSlim</text:span></text:p>
      <text:p text:style-name="P1"><text:span text:style-name="T2"/></text:p>
      <text:p text:style-name="P2"><text:span text:style-name="T2">Esse relatório foi dificil de ser escrito, justamente por nunca ter tido contato com o CoppeliaSlim em toda minha vida estudantil. Por isso, eu tive muita dificuldade em entender o que foi pedido e necessitei de pesquisa sobre para entender melhor como realizar a missão. Como não conheço se o Coppelia apresenta a missão de comentários, irei explicar como construi meu pêndulo simples usando apenas cuboides e uma junta de revolução.</text:span></text:p>
      <text:p text:style-name="P2"><text:span text:style-name="T2">Primeiramente, com a explicação do tutorial, eu entendi a configuração de penetrabilidade (o que pode ou não penetrar o objeto) e a questão de dinâmica do mesmo (se ele será afetado pela física ou não). Por causa disso, criei a base vertical e o suporte do pêndulo no mesmo sem a dinâmica da simulação, garantindo assim um suporte fixo no chão e que não fosse afetado pela física do "fio" do pêndulo.</text:span></text:p>
      <text:p text:style-name="P2"><text:span text:style-name="T2">Após isso apliquei a junta da revolução no suporte do pêndulo, a mesma com a física da simulação "ligada" (dinâmica), além de colocar o "fio" (cuboide com dimensões pequenas no eixo x e y mas maiores no z).</text:span></text:p>
      <text:p text:style-name="P2"><text:span text:style-name="T2">Nota-se a necessidade de uma configuração rápida na junta, possibilitando um degrau de 60º como giro máximo de meu pêndulo (em relação a vertical). Contudo, o fio é "filho" da junta, para garantir o movimento do fio na simulação e o seu posicionamento em relação a seu "pai".</text:span></text:p>
      <text:p text:style-name="P2"><text:span text:style-name="T2">Por fim, verifiquei como estava na cena, embora estava em alta velocidade por causa da física do Coppelia, quando reduzi a velocidade verifiquei o comportamento ocilatório de um pêndulo.</text:span></text:p>
      <text:p text:style-name="P2"><text:span text:style-name="T2"><text:s/></text:span><text:span text:style-name="T3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